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b22eb" officeooo:paragraph-rsid="001b22eb"/>
    </style:style>
    <style:style style:name="P2" style:family="paragraph" style:parent-style-name="Standard">
      <style:text-properties officeooo:rsid="001b22eb" officeooo:paragraph-rsid="001b22eb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b22eb" officeooo:paragraph-rsid="001b22eb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2.</text:p>
      <text:p text:style-name="P1">Тема: «Знакомство и работа с IDE PyCharm Community. Построение программ линейной структуры в IDE PyCharm Community».</text:p>
      <text:p text:style-name="P1">Цель: Закрепить усвоенные знания, понятия, алгоритмы, основные принципы составления программ, приобрести навыки составления программ в IDE PyCharm Community.</text:p>
      <text:p text:style-name="P1">Постановка задачи №1.</text:p>
      <text:p text:style-name="P1">Дано двузначное число. Вывести вначале его левую цифру(десятки), а затем - его правую цифру(единицы). Для нахождения десятков использовать операцию деления нацело, для нахождения единиц — операцию взятия остатка от деления.</text:p>
      <text:p text:style-name="P1">Текст программы:</text:p>
      <text:p text:style-name="P3"><text:span text:style-name="T5">print</text:span><text:span text:style-name="T3">(</text:span><text:span text:style-name="T7">'Введите двузначное число: '</text:span><text:span text:style-name="T3">)</text:span><text:line-break/><text:span text:style-name="T1">try</text:span><text:span text:style-name="T3">:</text:span><text:line-break/><text:span text:style-name="T3"> <text:s text:c="3"/>a = </text:span><text:span text:style-name="T5">int</text:span><text:span text:style-name="T3">(</text:span><text:span text:style-name="T5">input</text:span><text:span text:style-name="T3">())</text:span><text:line-break/><text:span text:style-name="T3"> <text:s text:c="3"/></text:span><text:span text:style-name="T5">print</text:span><text:span text:style-name="T3">(</text:span><text:span text:style-name="T7">'Десятки --'</text:span><text:span text:style-name="T1">, </text:span><text:span text:style-name="T3">a // </text:span><text:span text:style-name="T9">10</text:span><text:span text:style-name="T1">, </text:span><text:span text:style-name="T7">'Единицы --'</text:span><text:span text:style-name="T1">, </text:span><text:span text:style-name="T3">a % </text:span><text:span text:style-name="T9">10</text:span><text:span text:style-name="T3">)</text:span><text:line-break/><text:span text:style-name="T1">except</text:span><text:span text:style-name="T3">:</text:span><text:line-break/><text:span text:style-name="T3"> <text:s text:c="3"/></text:span><text:span text:style-name="T5">print</text:span><text:span text:style-name="T3">(</text:span><text:span text:style-name="T7">'Вводите число!'</text:span><text:span text:style-name="T3">)</text:span></text:p>
      <text:p text:style-name="P1">Протокол работы программы:</text:p>
      <text:p text:style-name="P1">/home/student/Документы/Student/ИС-23/Proj_1sem_Koroleva/PZ_2/PZ_2_1.py </text:p>
      <text:p text:style-name="P1">Введите двузначное число: </text:p>
      <text:p text:style-name="P1">56</text:p>
      <text:p text:style-name="P1">Десятки -- 5 Единицы -- 6</text:p>
      <text:p text:style-name="P1"/>
      <text:p text:style-name="P1">Process finished with exit code 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18T16:04:22.327706520</dc:date>
    <meta:editing-cycles>3</meta:editing-cycles>
    <meta:editing-duration>PT10M</meta:editing-duration>
    <meta:document-statistic meta:table-count="0" meta:image-count="0" meta:object-count="0" meta:page-count="1" meta:paragraph-count="13" meta:word-count="114" meta:character-count="893" meta:non-whitespace-character-count="779"/>
    <meta:user-defined meta:name="Поле 1"/>
    <meta:user-defined meta:name="Поле 2"/>
    <meta:user-defined meta:name="Поле 3"/>
    <meta:user-defined meta:name="Поле 4"/>
  </office:meta>
</office:document-meta>
</file>